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8f13" officeooo:paragraph-rsid="000b8f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12 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0:12:29.225839375</meta:creation-date>
    <dc:date>2019-06-13T10:13:05.814633738</dc:date>
    <meta:editing-duration>PT38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3" meta:character-count="12" meta:non-whitespace-character-count="10"/>
  </office:meta>
</office:document-meta>
</file>